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72mm"/>
    </style:style>
    <style:style style:name="co2" style:family="table-column">
      <style:table-column-properties fo:break-before="auto" style:column-width="36.05mm"/>
    </style:style>
    <style:style style:name="co3" style:family="table-column">
      <style:table-column-properties fo:break-before="auto" style:column-width="17.15mm"/>
    </style:style>
    <style:style style:name="co4" style:family="table-column">
      <style:table-column-properties fo:break-before="auto" style:column-width="37.4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1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Composant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Cout unitaire €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Cout produit total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te Arduino Uno</text:p>
          </table:table-cell>
          <table:table-cell/>
          <table:table-cell office:value-type="string" calcext:value-type="string">
            <text:p>https://www.amazon.fr/Arduino-A000066-M%C3%A9moire-flash-32/dp/B008GRTSV6/ref=sr_1_1?ie=UTF8&amp;qid=1526460655&amp;sr=8-1&amp;keywords=arduino+un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D6]*[.E6]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odes</text:p>
          </table:table-cell>
          <table:table-cell table:number-columns-repeated="4"/>
          <table:table-cell table:formula="of:=[.D7]*[.E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utons</text:p>
          </table:table-cell>
          <table:table-cell/>
          <table:table-cell office:value-type="string" calcext:value-type="string">
            <text:p>https://www.amazon.fr/s/ref=nb_sb_noss?__mk_fr_FR=%C3%85M%C3%85%C5%BD%C3%95%C3%91&amp;url=search-alias%3Delectronics&amp;field-keywords=cewaal+60mm+Dome</text:p>
          </table:table-cell>
          <table:table-cell office:value-type="float" office:value="3.65" calcext:value-type="float">
            <text:p>3,65</text:p>
          </table:table-cell>
          <table:table-cell office:value-type="float" office:value="2" calcext:value-type="float">
            <text:p>2</text:p>
          </table:table-cell>
          <table:table-cell table:formula="of:=[.D8]*[.E8]" office:value-type="float" office:value="7.3" calcext:value-type="float">
            <text:p>7,3</text:p>
          </table:table-cell>
          <table:table-cell table:number-columns-repeated="2"/>
          <table:table-cell office:value-type="string" calcext:value-type="string">
            <text:p>Total Composants €</text:p>
          </table:table-cell>
          <table:table-cell table:formula="of:=[.F33]" office:value-type="float" office:value="26.3" calcext:value-type="float">
            <text:p>26,3</text:p>
          </table:table-cell>
        </table:table-row>
        <table:table-row table:style-name="ro1">
          <table:table-cell table:number-columns-repeated="5"/>
          <table:table-cell table:formula="of:=[.D9]*[.E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D10]*[.E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D11]*[.E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D12]*[.E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D13]*[.E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D14]*[.E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D15]*[.E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D16]*[.E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D17]*[.E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D18]*[.E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D19]*[.E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D20]*[.E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D21]*[.E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D22]*[.E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D23]*[.E2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D24]*[.E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D25]*[.E2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D26]*[.E2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D27]*[.E2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D28]*[.E2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D29]*[.E2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D30]*[.E3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D31]*[.E3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D32]*[.E3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SUM([.F6:.F32])" office:value-type="float" office:value="26.3" calcext:value-type="float">
            <text:p>26,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0:52:41.006990000</meta:creation-date>
    <dc:date>2018-05-16T10:58:18.937015000</dc:date>
    <meta:editing-duration>PT5M37S</meta:editing-duration>
    <meta:editing-cycles>3</meta:editing-cycles>
    <meta:generator>LibreOffice/5.2.7.2$MacOSX_X86_64 LibreOffice_project/2b7f1e640c46ceb28adf43ee075a6e8b8439ed10</meta:generator>
    <meta:document-statistic meta:table-count="1" meta:cell-count="45" meta:object-count="0"/>
  </office:meta>
</office:document-meta>
</file>